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Web" style:family="paragraph">
      <style:paragraph-properties fo:margin-top="0in" fo:margin-bottom="0.1666in"/>
    </style:style>
    <style:style style:name="P3" style:parent-style-name="NormalWeb" style:family="paragraph">
      <style:paragraph-properties fo:margin-top="0in" fo:margin-bottom="0.1666in" fo:margin-left="0.4166in">
        <style:tab-stops/>
      </style:paragraph-properties>
    </style:style>
    <style:style style:name="P4" style:parent-style-name="NormalWeb" style:family="paragraph">
      <style:paragraph-properties fo:margin-top="0in" fo:margin-bottom="0.1666in" fo:margin-left="0.4166in">
        <style:tab-stops/>
      </style:paragraph-properties>
    </style:style>
    <style:style style:name="P5" style:parent-style-name="NormalWeb" style:family="paragraph">
      <style:paragraph-properties fo:margin-top="0in" fo:margin-bottom="0.1666in" fo:margin-left="0.4166in">
        <style:tab-stops/>
      </style:paragraph-properties>
    </style:style>
    <style:style style:name="P6" style:parent-style-name="NormalWeb" style:family="paragraph">
      <style:paragraph-properties fo:margin-top="0in" fo:margin-bottom="0.1666in" fo:margin-left="0.4166in">
        <style:tab-stops/>
      </style:paragraph-properties>
    </style:style>
    <style:style style:name="P7" style:parent-style-name="NormalWeb" style:family="paragraph">
      <style:paragraph-properties fo:margin-top="0in" fo:margin-bottom="0.1666in" fo:margin-left="0.4166in">
        <style:tab-stops/>
      </style:paragraph-properties>
    </style:style>
    <style:style style:name="T8" style:parent-style-name="Strong" style:family="text">
      <style:text-properties style:font-name-asian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" style:parent-style-name="NormalWeb" style:family="paragraph">
      <style:paragraph-properties fo:margin-top="0in" fo:margin-bottom="0.1666in" fo:margin-left="0.4166in">
        <style:tab-stops/>
      </style:paragraph-properties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NormalWeb" style:family="paragraph">
      <style:paragraph-properties fo:margin-top="0in" fo:margin-bottom="0.1666in" fo:margin-left="0.4166in">
        <style:tab-stops/>
      </style:paragraph-properties>
    </style:style>
    <style:style style:name="P13" style:parent-style-name="NormalWeb" style:family="paragraph">
      <style:paragraph-properties fo:margin-top="0in" fo:margin-bottom="0.1666in" fo:margin-left="0.4166in">
        <style:tab-stops/>
      </style:paragraph-properties>
    </style:style>
    <style:style style:name="P14" style:parent-style-name="NormalWeb" style:family="paragraph">
      <style:paragraph-properties fo:margin-top="0in" fo:margin-bottom="0in" fo:margin-left="0.4166in">
        <style:tab-stops/>
      </style:paragraph-properties>
    </style:style>
    <style:style style:name="P15" style:parent-style-name="NormalWeb" style:family="paragraph">
      <style:paragraph-properties fo:margin-top="0in" fo:margin-bottom="0in" fo:margin-left="0.4166in">
        <style:tab-stops/>
      </style:paragraph-properties>
    </style:style>
    <style:style style:name="P16" style:parent-style-name="NormalWeb" style:family="paragraph">
      <style:paragraph-properties fo:margin-top="0in" fo:margin-bottom="0in" fo:margin-left="0.4166in">
        <style:tab-stops/>
      </style:paragraph-properties>
    </style:style>
    <style:style style:name="P17" style:parent-style-name="NormalWeb" style:family="paragraph">
      <style:paragraph-properties fo:margin-top="0in" fo:margin-bottom="0.1666in" fo:margin-left="0.4166in">
        <style:tab-stops/>
      </style:paragraph-properties>
    </style:style>
    <style:style style:name="P18" style:parent-style-name="NormalWeb" style:family="paragraph">
      <style:paragraph-properties fo:margin-left="0.5in">
        <style:tab-stops/>
      </style:paragraph-properties>
    </style:style>
    <style:style style:name="T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1" style:parent-style-name="NormalWeb" style:list-style-name="LFO1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1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" style:parent-style-name="ListParagraph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27" style:parent-style-name="ListParagraph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" style:parent-style-name="Normal" style:list-style-name="LFO1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" style:parent-style-name="Normal" style:list-style-name="LFO1" style:family="paragraph">
      <style:paragraph-properties fo:margin-top="0.0694in" fo:margin-bottom="0.0694in" fo:line-height="100%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" style:parent-style-name="Normal" style:list-style-name="LFO1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Normal" style:list-style-name="LFO1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Normal" style:list-style-name="LFO1" style:family="paragraph">
      <style:paragraph-properties fo:margin-top="0.0694in" fo:margin-bottom="0.0694in" fo:line-height="100%"/>
    </style:style>
    <style:style style:name="T5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Normal" style:list-style-name="LFO1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" style:parent-style-name="Normal" style:list-style-name="LFO1" style:family="paragraph">
      <style:paragraph-properties fo:margin-top="0.0694in" fo:margin-bottom="0.0694in" fo:line-height="100%"/>
    </style:style>
    <style:style style:name="T5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" style:parent-style-name="Normal" style:list-style-name="LFO1" style:family="paragraph">
      <style:paragraph-properties fo:margin-top="0.0694in" fo:margin-bottom="0.0694in" fo:line-height="100%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Normal" style:list-style-name="LFO1" style:family="paragraph">
      <style:paragraph-properties fo:margin-top="0.0694in" fo:margin-bottom="0.0694in" fo:line-height="100%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Normal" style:list-style-name="LFO1" style:family="paragraph">
      <style:paragraph-properties fo:margin-top="0.0694in" fo:margin-bottom="0.0694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75" style:parent-style-name="Normal" style:list-style-name="LFO2" style:family="paragraph">
      <style:paragraph-properties fo:margin-top="0.0694in" fo:margin-bottom="0.0694in" fo:line-height="100%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" style:parent-style-name="Normal" style:list-style-name="LFO2" style:family="paragraph">
      <style:paragraph-properties fo:margin-top="0.0694in" fo:margin-bottom="0.0694in" fo:line-height="100%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" style:parent-style-name="Normal" style:list-style-name="LFO2" style:family="paragraph">
      <style:paragraph-properties fo:margin-top="0.0694in" fo:margin-bottom="0.0694in" fo:line-height="100%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Problem Statement:</text:p>
      <text:p text:style-name="P2">As a DevOps engineer, it is crucial to monitor the health and performance of servers. Write a Python program to monitor the health of the CPU. Few pointers to be noted:</text:p>
      <text:p text:style-name="P3">●       The program should continuously monitor the CPU usage of the local machine.</text:p>
      <text:p text:style-name="P4">●       If the CPU usage exceeds a predefined threshold (e.g., 80%), an alert message should be displayed.</text:p>
      <text:p text:style-name="P5">●       The program should run indefinitely until interrupted.</text:p>
      <text:p text:style-name="P6">●       The program should include appropriate error handling to handle exceptions that may arise during the monitoring process.</text:p>
      <text:p text:style-name="P7"><text:span text:style-name="T8">Hint:</text:span></text:p>
      <text:p text:style-name="P9">●       The<text:s/><text:span text:style-name="T10">psutil<text:s/></text:span>library in Python can be used to retrieve system information, including CPU usage. You can install it using pip install<text:s/><text:span text:style-name="T11">psutil</text:span>.</text:p>
      <text:p text:style-name="P12">●       Use the psutil.cpu_percent() method to get the current CPU usage as a percentage.</text:p>
      <text:p text:style-name="P13">Expected Output:</text:p>
      <text:p text:style-name="P14">Monitoring CPU usage...</text:p>
      <text:p text:style-name="P15">Alert! CPU usage exceeds threshold: 85%</text:p>
      <text:p text:style-name="P16">Alert! CPU usage exceeds threshold: 90%</text:p>
      <text:p text:style-name="P17">... (continues until interrupted) </text:p>
      <text:p text:style-name="Normal"/>
      <text:p text:style-name="P18"><text:span text:style-name="T19">Explanation</text:span><text:span text:style-name="T20">:</text:span></text:p>
      <text:list text:style-name="LFO1" text:continue-numbering="true">
        <text:list-item>
          <text:p text:style-name="P21"><text:span text:style-name="T22">Importing Libraries</text:span>:</text:p>
          <text:list text:continue-numbering="true">
            <text:list-item>
              <text:p text:style-name="P23"><text:span text:style-name="T24">psutil</text:span><text:span text:style-name="T25">: A cross-platform library for retrieving system information, including CPU usage.</text:span></text:p>
            </text:list-item>
          </text:list>
        </text:list-item>
        <text:list-item>
          <text:p text:style-name="P26">Function<text:s/></text:p>
        </text:list-item>
      </text:list>
      <text:p text:style-name="P27"><text:span text:style-name="T28">monitor_cpu(threshold)</text:span><text:span text:style-name="T29">:</text:span></text:p>
      <text:list text:style-name="LFO1" text:continue-numbering="true">
        <text:list-item>
          <text:list>
            <text:list-item>
              <text:p text:style-name="P30"><text:span text:style-name="T31">Takes a<text:s/></text:span><text:span text:style-name="T32">threshold</text:span><text:span text:style-name="T33"><text:s/>parameter as input, which specifies the percentage above which an alert will be triggered.</text:span></text:p>
            </text:list-item>
            <text:list-item>
              <text:p text:style-name="P34"><text:span text:style-name="T35">Uses a<text:s/></text:span><text:span text:style-name="T36">while True</text:span><text:span text:style-name="T37"><text:s/>loop to continuously monitor the CPU usage.</text:span></text:p>
            </text:list-item>
            <text:list-item>
              <text:p text:style-name="P38">Inside the loop:</text:p>
              <text:list text:continue-numbering="true">
                <text:list-item>
                  <text:p text:style-name="P39"><text:span text:style-name="T40">psutil.cpu_percent(interval=1)</text:span><text:span text:style-name="T41">: Retrieves the current CPU usage as a percentage. The<text:s/></text:span><text:span text:style-name="T42">interval=1</text:span><text:span text:style-name="T43"><text:s/>parameter specifies that the function waits 1 second between successive calls to avoid excessive CPU usage by the monitoring itself.</text:span></text:p>
                </text:list-item>
                <text:list-item>
                  <text:p text:style-name="P44"><text:span text:style-name="T45">If the<text:s/></text:span><text:span text:style-name="T46">cpu_usage</text:span><text:span text:style-name="T47"><text:s/>exceeds the<text:s/></text:span><text:span text:style-name="T48">threshold</text:span><text:span text:style-name="T49">, an alert message is printed.</text:span></text:p>
                </text:list-item>
                <text:list-item>
                  <text:p text:style-name="P50"><text:span text:style-name="T51">time.sleep(1)</text:span><text:span text:style-name="T52">: Sleeps for 1 second before checking again.</text:span></text:p>
                </text:list-item>
              </text:list>
            </text:list-item>
          </text:list>
        </text:list-item>
        <text:list-item>
          <text:p text:style-name="P53"><text:span text:style-name="T54">Exception Handling</text:span><text:span text:style-name="T55">:</text:span></text:p>
          <text:list text:continue-numbering="true">
            <text:list-item>
              <text:p text:style-name="P56"><text:span text:style-name="T57">try-except</text:span><text:span text:style-name="T58"><text:s/>block handles<text:s/></text:span><text:span text:style-name="T59">KeyboardInterrupt</text:span><text:span text:style-name="T60"><text:s/>(</text:span><text:span text:style-name="T61">Ctrl+C</text:span><text:span text:style-name="T62"><text:s/>from the user) to gracefully stop the monitoring loop and print a message indicating monitoring has been stopped.</text:span></text:p>
            </text:list-item>
          </text:list>
        </text:list-item>
        <text:list-item>
          <text:p text:style-name="P63"><text:span text:style-name="T64">Main Execution</text:span><text:span text:style-name="T65">:</text:span></text:p>
          <text:list text:continue-numbering="true">
            <text:list-item>
              <text:p text:style-name="P66"><text:span text:style-name="T67">Sets the<text:s/></text:span><text:span text:style-name="T68">threshold</text:span><text:span text:style-name="T69"><text:s/>value (e.g., 80%).</text:span></text:p>
            </text:list-item>
            <text:list-item>
              <text:p text:style-name="P70"><text:span text:style-name="T71">Calls<text:s/></text:span><text:span text:style-name="T72">monitor_cpu(threshold)</text:span><text:span text:style-name="T73"><text:s/>to start monitoring.</text:span></text:p>
            </text:list-item>
          </text:list>
        </text:list-item>
      </text:list>
      <text:h text:style-name="P74" text:outline-level="3">Usage:</text:h>
      <text:list text:style-name="LFO2" text:continue-numbering="true">
        <text:list-item>
          <text:p text:style-name="P75"><text:span text:style-name="T76">Adjust the<text:s/></text:span><text:span text:style-name="T77">threshold</text:span><text:span text:style-name="T78"><text:s/>variable to set your desired CPU usage percentage limit.</text:span></text:p>
        </text:list-item>
        <text:list-item>
          <text:p text:style-name="P79"><text:span text:style-name="T80">Run the script (</text:span><text:span text:style-name="T81">python monitor_cpu.py</text:span><text:span text:style-name="T82">).</text:span></text:p>
        </text:list-item>
        <text:list-item>
          <text:p text:style-name="P83">It will continuously monitor the CPU usage and print alerts whenever the threshold is exceeded.</text:p>
        </text:list-item>
        <text:list-item>
          <text:p text:style-name="P84"><text:span text:style-name="T85">To stop the monitoring, press<text:s/></text:span><text:span text:style-name="T86">Ctrl+C</text:span><text:span text:style-name="T87">.</text:span></text:p>
        </text:list-item>
      </text:list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irath, Akanksha (TR Technology)</meta:initial-creator>
    <dc:creator>Jairath, Akanksha (TR Technology)</dc:creator>
    <meta:creation-date>2024-07-03T15:43:00Z</meta:creation-date>
    <dc:date>2024-07-03T15:54:00Z</dc:date>
    <meta:template xlink:href="Normal.dotm" xlink:type="simple"/>
    <meta:editing-cycles>1</meta:editing-cycles>
    <meta:editing-duration>PT660S</meta:editing-duration>
    <meta:user-defined meta:name="GrammarlyDocumentId">a450344b-de8f-4ed8-9f8b-25dc498183af</meta:user-defined>
    <meta:document-statistic meta:page-count="2" meta:paragraph-count="35" meta:word-count="337" meta:character-count="2224" meta:row-count="48" meta:non-whitespace-character-count="1880"/>
  </office:meta>
</office:document-meta>
</file>